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20.svm" manifest:media-type=""/>
  <manifest:file-entry manifest:full-path="Pictures/TablePreview19.svm" manifest:media-type=""/>
  <manifest:file-entry manifest:full-path="Pictures/TablePreview18.svm" manifest:media-type="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3.svm" manifest:media-type=""/>
  <manifest:file-entry manifest:full-path="Pictures/TablePreview14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co3" style:family="table-column">
      <style:table-column-properties style:column-width="4.513cm" style:use-optimal-column-width="false"/>
    </style:style>
    <style:style style:name="co4" style:family="table-column">
      <style:table-column-properties style:column-width="4.514cm" style:use-optimal-column-width="false"/>
    </style:style>
    <style:style style:name="ro1" style:family="table-row">
      <style:table-row-properties style:row-height="1.968cm"/>
    </style:style>
    <style:style style:name="ro2" style:family="table-row">
      <style:table-row-properties style:row-height="1.973cm"/>
    </style:style>
    <style:style style:name="ro3" style:family="table-row">
      <style:table-row-properties style:row-height="1.999cm"/>
    </style:style>
    <style:style style:name="ro4" style:family="table-row">
      <style:table-row-properties style:row-height="2.00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14.098cm" svg:height="15.748cm" svg:x="0.04cm" svg:y="0.04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statement</text:p>
              </table:table-cell>
              <table:table-cell>
                <text:p>namespace</text:p>
              </table:table-cell>
              <table:table-cell>
                <text:p>memory</text:p>
              </table:table-cell>
            </table:table-row>
            <table:table-row table:style-name="ro1" table:default-cell-style-name="gray2">
              <table:table-cell>
                <text:p>X = 10</text:p>
              </table:table-cell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2" table:default-cell-style-name="gray2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standard" draw:layer="layout" svg:width="14.098cm" svg:height="15.748cm" svg:x="0.04cm" svg:y="0.04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statement</text:p>
              </table:table-cell>
              <table:table-cell>
                <text:p>namespace</text:p>
              </table:table-cell>
              <table:table-cell>
                <text:p>memory</text:p>
              </table:table-cell>
            </table:table-row>
            <table:table-row table:style-name="ro1" table:default-cell-style-name="gray2">
              <table:table-cell>
                <text:p>X = 10</text:p>
              </table:table-cell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2" table:default-cell-style-name="gray2">
              <table:table-cell/>
              <table:table-cell/>
              <table:table-cell>
                <text:p>10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standard" draw:layer="layout" svg:width="14.098cm" svg:height="15.748cm" svg:x="0.04cm" svg:y="0.04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statement</text:p>
              </table:table-cell>
              <table:table-cell>
                <text:p>namespace</text:p>
              </table:table-cell>
              <table:table-cell>
                <text:p>memory</text:p>
              </table:table-cell>
            </table:table-row>
            <table:table-row table:style-name="ro1" table:default-cell-style-name="gray2">
              <table:table-cell>
                <text:p>x = 10</text:p>
              </table:table-cell>
              <table:table-cell>
                <text:p>x</text:p>
              </table:table-cell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2" table:default-cell-style-name="gray2">
              <table:table-cell/>
              <table:table-cell/>
              <table:table-cell>
                <text:p>10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2" draw:text-style-name="P2" draw:layer="layout" svg:x1="5.4cm" svg:y1="2.6cm" svg:x2="9.8cm" svg:y2="14.2cm">
          <text:p/>
        </draw:lin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standard" draw:layer="layout" svg:width="14.098cm" svg:height="15.748cm" svg:x="0.04cm" svg:y="0.04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statement</text:p>
              </table:table-cell>
              <table:table-cell>
                <text:p>namespace</text:p>
              </table:table-cell>
              <table:table-cell>
                <text:p>memory</text:p>
              </table:table-cell>
            </table:table-row>
            <table:table-row table:style-name="ro1" table:default-cell-style-name="gray2">
              <table:table-cell>
                <text:p>x = 10</text:p>
              </table:table-cell>
              <table:table-cell>
                <text:p>x</text:p>
              </table:table-cell>
              <table:table-cell/>
            </table:table-row>
            <table:table-row table:style-name="ro1" table:default-cell-style-name="gray1">
              <table:table-cell>
                <text:p>def foo():</text:p>
                <text:p><text:s text:c="7"/>x = 20</text:p>
              </table:table-cell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2" table:default-cell-style-name="gray2">
              <table:table-cell/>
              <table:table-cell/>
              <table:table-cell>
                <text:p>10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2" draw:text-style-name="P2" draw:layer="layout" svg:x1="5.4cm" svg:y1="2.6cm" svg:x2="9.8cm" svg:y2="14.2cm">
          <text:p/>
        </draw:lin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standard" draw:layer="layout" svg:width="14.098cm" svg:height="15.748cm" svg:x="0.04cm" svg:y="0.04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statement</text:p>
              </table:table-cell>
              <table:table-cell>
                <text:p>namespace</text:p>
              </table:table-cell>
              <table:table-cell>
                <text:p>memory</text:p>
              </table:table-cell>
            </table:table-row>
            <table:table-row table:style-name="ro1" table:default-cell-style-name="gray2">
              <table:table-cell>
                <text:p>x = 10</text:p>
              </table:table-cell>
              <table:table-cell>
                <text:p>x</text:p>
              </table:table-cell>
              <table:table-cell/>
            </table:table-row>
            <table:table-row table:style-name="ro1" table:default-cell-style-name="gray1">
              <table:table-cell>
                <text:p>def foo():</text:p>
                <text:p><text:s text:c="7"/>x = 20</text:p>
              </table:table-cell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>
                <text:p>foo-code</text:p>
              </table:table-cell>
            </table:table-row>
            <table:table-row table:style-name="ro2" table:default-cell-style-name="gray2">
              <table:table-cell/>
              <table:table-cell/>
              <table:table-cell>
                <text:p>10</text:p>
              </table:table-cell>
            </table:table-row>
          </table:table>
          <draw:image xlink:href="Pictures/TablePreview5.svm" xlink:type="simple" xlink:show="embed" xlink:actuate="onLoad"/>
        </draw:frame>
        <draw:line draw:style-name="gr2" draw:text-style-name="P2" draw:layer="layout" svg:x1="5.4cm" svg:y1="2.6cm" svg:x2="9.8cm" svg:y2="14.2cm">
          <text:p/>
        </draw:lin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standard" draw:layer="layout" svg:width="14.098cm" svg:height="15.748cm" svg:x="0.04cm" svg:y="0.04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statement</text:p>
              </table:table-cell>
              <table:table-cell>
                <text:p>namespace</text:p>
              </table:table-cell>
              <table:table-cell>
                <text:p>memory</text:p>
              </table:table-cell>
            </table:table-row>
            <table:table-row table:style-name="ro1" table:default-cell-style-name="gray2">
              <table:table-cell>
                <text:p>x = 10</text:p>
              </table:table-cell>
              <table:table-cell>
                <text:p>x</text:p>
              </table:table-cell>
              <table:table-cell/>
            </table:table-row>
            <table:table-row table:style-name="ro1" table:default-cell-style-name="gray1">
              <table:table-cell>
                <text:p>def foo():</text:p>
                <text:p><text:s text:c="7"/>x = 20</text:p>
              </table:table-cell>
              <table:table-cell>
                <text:p>foo</text:p>
              </table:table-cell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>
                <text:p>foo-code</text:p>
              </table:table-cell>
            </table:table-row>
            <table:table-row table:style-name="ro2" table:default-cell-style-name="gray2">
              <table:table-cell/>
              <table:table-cell/>
              <table:table-cell>
                <text:p>10</text:p>
              </table:table-cell>
            </table:table-row>
          </table:table>
          <draw:image xlink:href="Pictures/TablePreview6.svm" xlink:type="simple" xlink:show="embed" xlink:actuate="onLoad"/>
        </draw:frame>
        <draw:line draw:style-name="gr2" draw:text-style-name="P2" draw:layer="layout" svg:x1="5.4cm" svg:y1="2.6cm" svg:x2="9.8cm" svg:y2="14.2cm">
          <text:p/>
        </draw:lin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standard" draw:layer="layout" svg:width="14.098cm" svg:height="15.748cm" svg:x="0.04cm" svg:y="0.04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statement</text:p>
              </table:table-cell>
              <table:table-cell>
                <text:p>namespace</text:p>
              </table:table-cell>
              <table:table-cell>
                <text:p>memory</text:p>
              </table:table-cell>
            </table:table-row>
            <table:table-row table:style-name="ro1" table:default-cell-style-name="gray2">
              <table:table-cell>
                <text:p>x = 10</text:p>
              </table:table-cell>
              <table:table-cell>
                <text:p>x</text:p>
              </table:table-cell>
              <table:table-cell/>
            </table:table-row>
            <table:table-row table:style-name="ro1" table:default-cell-style-name="gray1">
              <table:table-cell>
                <text:p>def foo():</text:p>
                <text:p><text:s text:c="7"/>x = 20</text:p>
              </table:table-cell>
              <table:table-cell>
                <text:p>foo</text:p>
              </table:table-cell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>
                <text:p>foo-code</text:p>
              </table:table-cell>
            </table:table-row>
            <table:table-row table:style-name="ro2" table:default-cell-style-name="gray2">
              <table:table-cell/>
              <table:table-cell/>
              <table:table-cell>
                <text:p>10</text:p>
              </table:table-cell>
            </table:table-row>
          </table:table>
          <draw:image xlink:href="Pictures/TablePreview7.svm" xlink:type="simple" xlink:show="embed" xlink:actuate="onLoad"/>
        </draw:frame>
        <draw:line draw:style-name="gr2" draw:text-style-name="P2" draw:layer="layout" svg:x1="5.4cm" svg:y1="2.6cm" svg:x2="9.8cm" svg:y2="14.2cm">
          <text:p/>
        </draw:line>
        <draw:line draw:style-name="gr2" draw:text-style-name="P2" draw:layer="layout" svg:x1="5.8cm" svg:y1="4.8cm" svg:x2="9.8cm" svg:y2="12.2cm">
          <text:p/>
        </draw:lin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standard" draw:layer="layout" svg:width="14.098cm" svg:height="15.748cm" svg:x="0.04cm" svg:y="0.04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statement</text:p>
              </table:table-cell>
              <table:table-cell>
                <text:p>namespace</text:p>
              </table:table-cell>
              <table:table-cell>
                <text:p>memory</text:p>
              </table:table-cell>
            </table:table-row>
            <table:table-row table:style-name="ro1" table:default-cell-style-name="gray2">
              <table:table-cell>
                <text:p>x = 10</text:p>
              </table:table-cell>
              <table:table-cell>
                <text:p>x</text:p>
              </table:table-cell>
              <table:table-cell/>
            </table:table-row>
            <table:table-row table:style-name="ro1" table:default-cell-style-name="gray1">
              <table:table-cell>
                <text:p>def foo():</text:p>
                <text:p><text:s text:c="7"/>x = 20</text:p>
              </table:table-cell>
              <table:table-cell>
                <text:p>foo</text:p>
              </table:table-cell>
              <table:table-cell/>
            </table:table-row>
            <table:table-row table:style-name="ro1" table:default-cell-style-name="gray2">
              <table:table-cell>
                <text:p>foo()</text:p>
              </table:table-cell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>
                <text:p>foo-code</text:p>
              </table:table-cell>
            </table:table-row>
            <table:table-row table:style-name="ro2" table:default-cell-style-name="gray2">
              <table:table-cell/>
              <table:table-cell/>
              <table:table-cell>
                <text:p>10</text:p>
              </table:table-cell>
            </table:table-row>
          </table:table>
          <draw:image xlink:href="Pictures/TablePreview8.svm" xlink:type="simple" xlink:show="embed" xlink:actuate="onLoad"/>
        </draw:frame>
        <draw:line draw:style-name="gr2" draw:text-style-name="P2" draw:layer="layout" svg:x1="5.4cm" svg:y1="2.6cm" svg:x2="9.8cm" svg:y2="14.2cm">
          <text:p/>
        </draw:line>
        <draw:line draw:style-name="gr2" draw:text-style-name="P2" draw:layer="layout" svg:x1="5.8cm" svg:y1="4.8cm" svg:x2="9.8cm" svg:y2="12.2cm">
          <text:p/>
        </draw:lin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standard" draw:layer="layout" svg:width="14.098cm" svg:height="15.748cm" svg:x="0.04cm" svg:y="0.04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statement</text:p>
              </table:table-cell>
              <table:table-cell>
                <text:p>namespace</text:p>
              </table:table-cell>
              <table:table-cell>
                <text:p>memory</text:p>
              </table:table-cell>
            </table:table-row>
            <table:table-row table:style-name="ro1" table:default-cell-style-name="gray2">
              <table:table-cell>
                <text:p>x = 10</text:p>
              </table:table-cell>
              <table:table-cell>
                <text:p>x</text:p>
              </table:table-cell>
              <table:table-cell/>
            </table:table-row>
            <table:table-row table:style-name="ro1" table:default-cell-style-name="gray1">
              <table:table-cell>
                <text:p>def foo():</text:p>
                <text:p><text:s text:c="7"/>x = 20</text:p>
              </table:table-cell>
              <table:table-cell>
                <text:p>foo</text:p>
              </table:table-cell>
              <table:table-cell/>
            </table:table-row>
            <table:table-row table:style-name="ro1" table:default-cell-style-name="gray2">
              <table:table-cell>
                <text:p>foo()</text:p>
              </table:table-cell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>
                <text:p>foo-code</text:p>
              </table:table-cell>
            </table:table-row>
            <table:table-row table:style-name="ro2" table:default-cell-style-name="gray2">
              <table:table-cell/>
              <table:table-cell/>
              <table:table-cell>
                <text:p>10</text:p>
              </table:table-cell>
            </table:table-row>
          </table:table>
          <draw:image xlink:href="Pictures/TablePreview9.svm" xlink:type="simple" xlink:show="embed" xlink:actuate="onLoad"/>
        </draw:frame>
        <draw:line draw:style-name="gr2" draw:text-style-name="P2" draw:layer="layout" svg:x1="5.4cm" svg:y1="2.6cm" svg:x2="9.8cm" svg:y2="14.2cm">
          <text:p/>
        </draw:line>
        <draw:line draw:style-name="gr2" draw:text-style-name="P2" draw:layer="layout" svg:x1="5.8cm" svg:y1="4.8cm" svg:x2="9.8cm" svg:y2="12.2cm">
          <text:p/>
        </draw:line>
        <draw:frame draw:style-name="standard" draw:layer="layout" svg:width="13.539cm" svg:height="9.998cm" svg:x="14.4cm" svg:y="2.86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gray3">
              <table:table-cell>
                <text:p>statement</text:p>
              </table:table-cell>
              <table:table-cell>
                <text:p>namespace</text:p>
              </table:table-cell>
              <table:table-cell>
                <text:p>memory</text:p>
              </table:table-cell>
            </table:table-row>
            <table:table-row table:style-name="ro3" table:default-cell-style-name="gray2">
              <table:table-cell>
                <text:p><text:s/></text:p>
              </table:table-cell>
              <table:table-cell/>
              <table:table-cell/>
            </table:table-row>
            <table:table-row table:style-name="ro3" table:default-cell-style-name="gray1">
              <table:table-cell/>
              <table:table-cell/>
              <table:table-cell/>
            </table:table-row>
            <table:table-row table:style-name="ro3" table:default-cell-style-name="gray2">
              <table:table-cell/>
              <table:table-cell/>
              <table:table-cell/>
            </table:table-row>
            <table:table-row table:style-name="ro4" table:default-cell-style-name="gray1"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standard" draw:layer="layout" svg:width="14.098cm" svg:height="15.748cm" svg:x="0.04cm" svg:y="0.04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statement</text:p>
              </table:table-cell>
              <table:table-cell>
                <text:p>namespace</text:p>
              </table:table-cell>
              <table:table-cell>
                <text:p>memory</text:p>
              </table:table-cell>
            </table:table-row>
            <table:table-row table:style-name="ro1" table:default-cell-style-name="gray2">
              <table:table-cell>
                <text:p>x = 10</text:p>
              </table:table-cell>
              <table:table-cell>
                <text:p>x</text:p>
              </table:table-cell>
              <table:table-cell/>
            </table:table-row>
            <table:table-row table:style-name="ro1" table:default-cell-style-name="gray1">
              <table:table-cell>
                <text:p>def foo():</text:p>
                <text:p><text:s text:c="7"/>x = 20</text:p>
              </table:table-cell>
              <table:table-cell>
                <text:p>foo</text:p>
              </table:table-cell>
              <table:table-cell/>
            </table:table-row>
            <table:table-row table:style-name="ro1" table:default-cell-style-name="gray2">
              <table:table-cell>
                <text:p>foo()</text:p>
              </table:table-cell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>
                <text:p>foo-code</text:p>
              </table:table-cell>
            </table:table-row>
            <table:table-row table:style-name="ro2" table:default-cell-style-name="gray2">
              <table:table-cell/>
              <table:table-cell/>
              <table:table-cell>
                <text:p>10</text:p>
              </table:table-cell>
            </table:table-row>
          </table:table>
          <draw:image xlink:href="Pictures/TablePreview11.svm" xlink:type="simple" xlink:show="embed" xlink:actuate="onLoad"/>
        </draw:frame>
        <draw:line draw:style-name="gr2" draw:text-style-name="P2" draw:layer="layout" svg:x1="5.4cm" svg:y1="2.6cm" svg:x2="9.8cm" svg:y2="14.2cm">
          <text:p/>
        </draw:line>
        <draw:line draw:style-name="gr2" draw:text-style-name="P2" draw:layer="layout" svg:x1="5.8cm" svg:y1="4.8cm" svg:x2="9.8cm" svg:y2="12.2cm">
          <text:p/>
        </draw:line>
        <draw:frame draw:style-name="standard" draw:layer="layout" svg:width="13.539cm" svg:height="9.998cm" svg:x="14.4cm" svg:y="2.86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gray3">
              <table:table-cell>
                <text:p>statement</text:p>
              </table:table-cell>
              <table:table-cell>
                <text:p>namespace</text:p>
              </table:table-cell>
              <table:table-cell>
                <text:p>memory</text:p>
              </table:table-cell>
            </table:table-row>
            <table:table-row table:style-name="ro3" table:default-cell-style-name="gray2">
              <table:table-cell>
                <text:p><text:s/>x = 20</text:p>
              </table:table-cell>
              <table:table-cell/>
              <table:table-cell/>
            </table:table-row>
            <table:table-row table:style-name="ro3" table:default-cell-style-name="gray1">
              <table:table-cell/>
              <table:table-cell/>
              <table:table-cell/>
            </table:table-row>
            <table:table-row table:style-name="ro3" table:default-cell-style-name="gray2">
              <table:table-cell/>
              <table:table-cell/>
              <table:table-cell/>
            </table:table-row>
            <table:table-row table:style-name="ro4" table:default-cell-style-name="gray1">
              <table:table-cell/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standard" draw:layer="layout" svg:width="14.098cm" svg:height="15.748cm" svg:x="0.04cm" svg:y="0.04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statement</text:p>
              </table:table-cell>
              <table:table-cell>
                <text:p>namespace</text:p>
              </table:table-cell>
              <table:table-cell>
                <text:p>memory</text:p>
              </table:table-cell>
            </table:table-row>
            <table:table-row table:style-name="ro1" table:default-cell-style-name="gray2">
              <table:table-cell>
                <text:p>x = 10</text:p>
              </table:table-cell>
              <table:table-cell>
                <text:p>x</text:p>
              </table:table-cell>
              <table:table-cell/>
            </table:table-row>
            <table:table-row table:style-name="ro1" table:default-cell-style-name="gray1">
              <table:table-cell>
                <text:p>def foo():</text:p>
                <text:p><text:s text:c="7"/>x = 20</text:p>
              </table:table-cell>
              <table:table-cell>
                <text:p>foo</text:p>
              </table:table-cell>
              <table:table-cell/>
            </table:table-row>
            <table:table-row table:style-name="ro1" table:default-cell-style-name="gray2">
              <table:table-cell>
                <text:p>foo()</text:p>
              </table:table-cell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>
                <text:p>foo-code</text:p>
              </table:table-cell>
            </table:table-row>
            <table:table-row table:style-name="ro2" table:default-cell-style-name="gray2">
              <table:table-cell/>
              <table:table-cell/>
              <table:table-cell>
                <text:p>10</text:p>
              </table:table-cell>
            </table:table-row>
          </table:table>
          <draw:image xlink:href="Pictures/TablePreview13.svm" xlink:type="simple" xlink:show="embed" xlink:actuate="onLoad"/>
        </draw:frame>
        <draw:line draw:style-name="gr2" draw:text-style-name="P2" draw:layer="layout" svg:x1="5.4cm" svg:y1="2.6cm" svg:x2="9.8cm" svg:y2="14.2cm">
          <text:p/>
        </draw:line>
        <draw:line draw:style-name="gr2" draw:text-style-name="P2" draw:layer="layout" svg:x1="5.8cm" svg:y1="4.8cm" svg:x2="9.8cm" svg:y2="12.2cm">
          <text:p/>
        </draw:line>
        <draw:frame draw:style-name="standard" draw:layer="layout" svg:width="13.539cm" svg:height="9.998cm" svg:x="14.4cm" svg:y="2.86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gray3">
              <table:table-cell>
                <text:p>statement</text:p>
              </table:table-cell>
              <table:table-cell>
                <text:p>namespace</text:p>
              </table:table-cell>
              <table:table-cell>
                <text:p>memory</text:p>
              </table:table-cell>
            </table:table-row>
            <table:table-row table:style-name="ro3" table:default-cell-style-name="gray2">
              <table:table-cell>
                <text:p><text:s/>x = 20</text:p>
              </table:table-cell>
              <table:table-cell/>
              <table:table-cell/>
            </table:table-row>
            <table:table-row table:style-name="ro3" table:default-cell-style-name="gray1">
              <table:table-cell/>
              <table:table-cell/>
              <table:table-cell/>
            </table:table-row>
            <table:table-row table:style-name="ro3" table:default-cell-style-name="gray2">
              <table:table-cell/>
              <table:table-cell/>
              <table:table-cell/>
            </table:table-row>
            <table:table-row table:style-name="ro4" table:default-cell-style-name="gray1">
              <table:table-cell/>
              <table:table-cell/>
              <table:table-cell>
                <text:p>20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standard" draw:layer="layout" svg:width="14.098cm" svg:height="15.748cm" svg:x="0.04cm" svg:y="0.04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statement</text:p>
              </table:table-cell>
              <table:table-cell>
                <text:p>namespace</text:p>
              </table:table-cell>
              <table:table-cell>
                <text:p>memory</text:p>
              </table:table-cell>
            </table:table-row>
            <table:table-row table:style-name="ro1" table:default-cell-style-name="gray2">
              <table:table-cell>
                <text:p>x = 10</text:p>
              </table:table-cell>
              <table:table-cell>
                <text:p>x</text:p>
              </table:table-cell>
              <table:table-cell/>
            </table:table-row>
            <table:table-row table:style-name="ro1" table:default-cell-style-name="gray1">
              <table:table-cell>
                <text:p>def foo():</text:p>
                <text:p><text:s text:c="7"/>x = 20</text:p>
              </table:table-cell>
              <table:table-cell>
                <text:p>foo</text:p>
              </table:table-cell>
              <table:table-cell/>
            </table:table-row>
            <table:table-row table:style-name="ro1" table:default-cell-style-name="gray2">
              <table:table-cell>
                <text:p>foo()</text:p>
              </table:table-cell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>
                <text:p>foo-code</text:p>
              </table:table-cell>
            </table:table-row>
            <table:table-row table:style-name="ro2" table:default-cell-style-name="gray2">
              <table:table-cell/>
              <table:table-cell/>
              <table:table-cell>
                <text:p>10</text:p>
              </table:table-cell>
            </table:table-row>
          </table:table>
          <draw:image xlink:href="Pictures/TablePreview15.svm" xlink:type="simple" xlink:show="embed" xlink:actuate="onLoad"/>
        </draw:frame>
        <draw:line draw:style-name="gr2" draw:text-style-name="P2" draw:layer="layout" svg:x1="5.4cm" svg:y1="2.6cm" svg:x2="9.8cm" svg:y2="14.2cm">
          <text:p/>
        </draw:line>
        <draw:line draw:style-name="gr2" draw:text-style-name="P2" draw:layer="layout" svg:x1="5.8cm" svg:y1="4.8cm" svg:x2="9.8cm" svg:y2="12.2cm">
          <text:p/>
        </draw:line>
        <draw:frame draw:style-name="standard" draw:layer="layout" svg:width="13.539cm" svg:height="9.998cm" svg:x="14.4cm" svg:y="2.86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gray3">
              <table:table-cell>
                <text:p>statement</text:p>
              </table:table-cell>
              <table:table-cell>
                <text:p>namespace</text:p>
              </table:table-cell>
              <table:table-cell>
                <text:p>memory</text:p>
              </table:table-cell>
            </table:table-row>
            <table:table-row table:style-name="ro3" table:default-cell-style-name="gray2">
              <table:table-cell>
                <text:p><text:s/>x = 20</text:p>
              </table:table-cell>
              <table:table-cell>
                <text:p>x</text:p>
              </table:table-cell>
              <table:table-cell/>
            </table:table-row>
            <table:table-row table:style-name="ro3" table:default-cell-style-name="gray1">
              <table:table-cell/>
              <table:table-cell/>
              <table:table-cell/>
            </table:table-row>
            <table:table-row table:style-name="ro3" table:default-cell-style-name="gray2">
              <table:table-cell/>
              <table:table-cell/>
              <table:table-cell/>
            </table:table-row>
            <table:table-row table:style-name="ro4" table:default-cell-style-name="gray1">
              <table:table-cell/>
              <table:table-cell/>
              <table:table-cell>
                <text:p>20</text:p>
              </table:table-cell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standard" draw:layer="layout" svg:width="14.098cm" svg:height="15.748cm" svg:x="0.04cm" svg:y="0.04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statement</text:p>
              </table:table-cell>
              <table:table-cell>
                <text:p>namespace</text:p>
              </table:table-cell>
              <table:table-cell>
                <text:p>memory</text:p>
              </table:table-cell>
            </table:table-row>
            <table:table-row table:style-name="ro1" table:default-cell-style-name="gray2">
              <table:table-cell>
                <text:p>x = 10</text:p>
              </table:table-cell>
              <table:table-cell>
                <text:p>x</text:p>
              </table:table-cell>
              <table:table-cell/>
            </table:table-row>
            <table:table-row table:style-name="ro1" table:default-cell-style-name="gray1">
              <table:table-cell>
                <text:p>def foo():</text:p>
                <text:p><text:s text:c="7"/>x = 20</text:p>
              </table:table-cell>
              <table:table-cell>
                <text:p>foo</text:p>
              </table:table-cell>
              <table:table-cell/>
            </table:table-row>
            <table:table-row table:style-name="ro1" table:default-cell-style-name="gray2">
              <table:table-cell>
                <text:p>foo()</text:p>
              </table:table-cell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>
                <text:p>foo-code</text:p>
              </table:table-cell>
            </table:table-row>
            <table:table-row table:style-name="ro2" table:default-cell-style-name="gray2">
              <table:table-cell/>
              <table:table-cell/>
              <table:table-cell>
                <text:p>10</text:p>
              </table:table-cell>
            </table:table-row>
          </table:table>
          <draw:image xlink:href="Pictures/TablePreview17.svm" xlink:type="simple" xlink:show="embed" xlink:actuate="onLoad"/>
        </draw:frame>
        <draw:line draw:style-name="gr2" draw:text-style-name="P2" draw:layer="layout" svg:x1="5.4cm" svg:y1="2.6cm" svg:x2="9.8cm" svg:y2="14.2cm">
          <text:p/>
        </draw:line>
        <draw:line draw:style-name="gr2" draw:text-style-name="P2" draw:layer="layout" svg:x1="5.8cm" svg:y1="4.8cm" svg:x2="9.8cm" svg:y2="12.2cm">
          <text:p/>
        </draw:line>
        <draw:frame draw:style-name="standard" draw:layer="layout" svg:width="13.539cm" svg:height="9.998cm" svg:x="14.4cm" svg:y="2.86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gray3">
              <table:table-cell>
                <text:p>statement</text:p>
              </table:table-cell>
              <table:table-cell>
                <text:p>namespace</text:p>
              </table:table-cell>
              <table:table-cell>
                <text:p>memory</text:p>
              </table:table-cell>
            </table:table-row>
            <table:table-row table:style-name="ro3" table:default-cell-style-name="gray2">
              <table:table-cell>
                <text:p><text:s/>x = 20</text:p>
              </table:table-cell>
              <table:table-cell>
                <text:p>x</text:p>
              </table:table-cell>
              <table:table-cell/>
            </table:table-row>
            <table:table-row table:style-name="ro3" table:default-cell-style-name="gray1">
              <table:table-cell/>
              <table:table-cell/>
              <table:table-cell/>
            </table:table-row>
            <table:table-row table:style-name="ro3" table:default-cell-style-name="gray2">
              <table:table-cell/>
              <table:table-cell/>
              <table:table-cell/>
            </table:table-row>
            <table:table-row table:style-name="ro4" table:default-cell-style-name="gray1">
              <table:table-cell/>
              <table:table-cell/>
              <table:table-cell>
                <text:p>20</text:p>
              </table:table-cell>
            </table:table-row>
          </table:table>
          <draw:image xlink:href="Pictures/TablePreview18.svm" xlink:type="simple" xlink:show="embed" xlink:actuate="onLoad"/>
        </draw:frame>
        <draw:line draw:style-name="gr2" draw:text-style-name="P2" draw:layer="layout" svg:x1="19.6cm" svg:y1="5.4cm" svg:x2="23.6cm" svg:y2="11cm">
          <text:p/>
        </draw:lin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standard" draw:layer="layout" svg:width="14.098cm" svg:height="15.748cm" svg:x="0.04cm" svg:y="0.04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statement</text:p>
              </table:table-cell>
              <table:table-cell>
                <text:p>namespace</text:p>
              </table:table-cell>
              <table:table-cell>
                <text:p>memory</text:p>
              </table:table-cell>
            </table:table-row>
            <table:table-row table:style-name="ro1" table:default-cell-style-name="gray2">
              <table:table-cell>
                <text:p>x = 10</text:p>
              </table:table-cell>
              <table:table-cell>
                <text:p>x</text:p>
              </table:table-cell>
              <table:table-cell/>
            </table:table-row>
            <table:table-row table:style-name="ro1" table:default-cell-style-name="gray1">
              <table:table-cell>
                <text:p>def foo():</text:p>
                <text:p><text:s text:c="7"/>x = 20</text:p>
              </table:table-cell>
              <table:table-cell>
                <text:p>foo</text:p>
              </table:table-cell>
              <table:table-cell/>
            </table:table-row>
            <table:table-row table:style-name="ro1" table:default-cell-style-name="gray2">
              <table:table-cell>
                <text:p>foo()</text:p>
              </table:table-cell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>
                <text:p>foo-code</text:p>
              </table:table-cell>
            </table:table-row>
            <table:table-row table:style-name="ro2" table:default-cell-style-name="gray2">
              <table:table-cell/>
              <table:table-cell/>
              <table:table-cell>
                <text:p>10</text:p>
              </table:table-cell>
            </table:table-row>
          </table:table>
          <draw:image xlink:href="Pictures/TablePreview19.svm" xlink:type="simple" xlink:show="embed" xlink:actuate="onLoad"/>
        </draw:frame>
        <draw:line draw:style-name="gr2" draw:text-style-name="P2" draw:layer="layout" svg:x1="5.4cm" svg:y1="2.6cm" svg:x2="9.8cm" svg:y2="14.2cm">
          <text:p/>
        </draw:line>
        <draw:line draw:style-name="gr2" draw:text-style-name="P2" draw:layer="layout" svg:x1="5.8cm" svg:y1="4.8cm" svg:x2="9.8cm" svg:y2="12.2cm">
          <text:p/>
        </draw:lin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standard" draw:layer="layout" svg:width="14.098cm" svg:height="15.748cm" svg:x="0.04cm" svg:y="0.04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statement</text:p>
              </table:table-cell>
              <table:table-cell>
                <text:p>namespace</text:p>
              </table:table-cell>
              <table:table-cell>
                <text:p>memory</text:p>
              </table:table-cell>
            </table:table-row>
            <table:table-row table:style-name="ro1" table:default-cell-style-name="gray2">
              <table:table-cell>
                <text:p>x = 10</text:p>
              </table:table-cell>
              <table:table-cell>
                <text:p>x</text:p>
              </table:table-cell>
              <table:table-cell/>
            </table:table-row>
            <table:table-row table:style-name="ro1" table:default-cell-style-name="gray1">
              <table:table-cell>
                <text:p>def foo():</text:p>
                <text:p><text:s text:c="7"/>x = 20</text:p>
              </table:table-cell>
              <table:table-cell>
                <text:p>foo</text:p>
              </table:table-cell>
              <table:table-cell/>
            </table:table-row>
            <table:table-row table:style-name="ro1" table:default-cell-style-name="gray2">
              <table:table-cell>
                <text:p>foo()</text:p>
              </table:table-cell>
              <table:table-cell/>
              <table:table-cell/>
            </table:table-row>
            <table:table-row table:style-name="ro1" table:default-cell-style-name="gray1">
              <table:table-cell>
                <text:p>print(x)</text:p>
              </table:table-cell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>
                <text:p>foo-code</text:p>
              </table:table-cell>
            </table:table-row>
            <table:table-row table:style-name="ro2" table:default-cell-style-name="gray2">
              <table:table-cell/>
              <table:table-cell/>
              <table:table-cell>
                <text:p>10</text:p>
              </table:table-cell>
            </table:table-row>
          </table:table>
          <draw:image xlink:href="Pictures/TablePreview20.svm" xlink:type="simple" xlink:show="embed" xlink:actuate="onLoad"/>
        </draw:frame>
        <draw:line draw:style-name="gr2" draw:text-style-name="P2" draw:layer="layout" svg:x1="5.4cm" svg:y1="2.6cm" svg:x2="9.8cm" svg:y2="14.2cm">
          <text:p/>
        </draw:line>
        <draw:line draw:style-name="gr2" draw:text-style-name="P2" draw:layer="layout" svg:x1="5.8cm" svg:y1="4.8cm" svg:x2="9.8cm" svg:y2="12.2cm">
          <text:p/>
        </draw:lin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11T21:36:26.619497265</meta:creation-date>
    <dc:date>2020-08-11T21:45:36.861338021</dc:date>
    <meta:editing-duration>PT9M10S</meta:editing-duration>
    <meta:editing-cycles>1</meta:editing-cycles>
    <meta:document-statistic meta:object-count="94"/>
    <meta:generator>LibreOffice/6.0.7.3$Linux_X86_64 LibreOffice_project/00m0$Build-3</meta:generator>
  </office:meta>
</office:document-meta>
</file>